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4fca6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4fca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4">switchback-1.0-pv1-sku-1-mini-2</text:span></text:p>
      <text:p text:style-name="P7"><text:span text:style-name="T3">--SN: </text:span><text:span text:style-name="T2">73612P1039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4764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4:55:27.777361466</dc:date>
    <dc:creator>xiaojun </dc:creator>
    <meta:editing-duration>PT27M58S</meta:editing-duration>
    <meta:editing-cycles>6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29" meta:non-whitespace-character-count="1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4-01-06" calcext:value-type="date">
            <text:p>2014-01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4-01-06" calcext:value-type="date">
            <text:p>2014-01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4-01-06" calcext:value-type="date">
            <text:p>2014-01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4-01-06" calcext:value-type="date">
            <text:p>2014-01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4-01-06" calcext:value-type="date">
            <text:p>2014-01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3" office:value-type="date" office:date-value="2014-01-06" calcext:value-type="date">
            <text:p>2014-01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3" office:value-type="date" office:date-value="2014-01-06" calcext:value-type="date">
            <text:p>2014-01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3" office:value-type="date" office:date-value="2014-01-06" calcext:value-type="date">
            <text:p>2014-01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3" office:value-type="date" office:date-value="2014-01-06" calcext:value-type="date">
            <text:p>2014-01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3" office:value-type="date" office:date-value="2014-01-07" calcext:value-type="date">
            <text:p>2014-01-07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3" office:value-type="date" office:date-value="2014-01-08" calcext:value-type="date">
            <text:p>2014-01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3" office:value-type="date" office:date-value="2014-01-08" calcext:value-type="date">
            <text:p>2014-01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3" office:value-type="date" office:date-value="2014-01-08" calcext:value-type="date">
            <text:p>2014-01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3" office:value-type="date" office:date-value="2014-01-08" calcext:value-type="date">
            <text:p>2014-01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3" office:value-type="date" office:date-value="2014-01-08" calcext:value-type="date">
            <text:p>2014-01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3" office:value-type="date" office:date-value="2014-01-08" calcext:value-type="date">
            <text:p>2014-01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3" office:value-type="date" office:date-value="2014-01-08" calcext:value-type="date">
            <text:p>2014-01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3" office:value-type="date" office:date-value="2014-01-08" calcext:value-type="date">
            <text:p>2014-01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3" office:value-type="date" office:date-value="2014-01-08" calcext:value-type="date">
            <text:p>2014-01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3" office:value-type="date" office:date-value="2014-01-08" calcext:value-type="date">
            <text:p>2014-01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3" office:value-type="date" office:date-value="2014-01-09" calcext:value-type="date">
            <text:p>2014-01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3" office:value-type="date" office:date-value="2014-01-10" calcext:value-type="date">
            <text:p>2014-01-10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3" office:value-type="date" office:date-value="2014-01-11" calcext:value-type="date">
            <text:p>2014-01-1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 table:number-rows-repeated="2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4:51:48.619424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